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SOLID</text:p>
      <text:p text:style-name="Standard"/>
      <text:p text:style-name="P1">Single Responsibility Principle:</text:p>
      <text:p text:style-name="P2">Es sollte nur einen Grund geben eine Klasse zu ändern.</text:p>
      <text:p text:style-name="Standard"/>
      <text:p text:style-name="Standard">In der Klasse sie sich um die Informationen aus dem POS kümmert sollten bereits alle Methoden in verschiedenen abstrakten Klassen definiert sein. Es sollte die Methoden GetExamDates() vorhanden sein, die die passenden Informationen für den angemeldeten Studenten anfordert und lokal abspeichert.</text:p>
      <text:p text:style-name="Standard"/>
      <text:p text:style-name="P1">Open Closed Principle</text:p>
      <text:p text:style-name="P2">Software Komponente (Klassen, Module, Funktionen, etc.) sollten offen für Erweiterungen sein, aber geschlossen für Modifikationen.</text:p>
      <text:p text:style-name="Standard"/>
      <text:p text:style-name="Standard">Es ist in der Termin-App möglich Termine von verschiedenen Systemen abzurufen (POS und Terminverwaltung). Falls einige bzw. neue Termine in Zukunft mit anderen Systemen verwaltet werden, muss es Möglich sein auch dieses System in die App einzubinden und von ihr Informationen anzufordern. Allerdings darf es nicht möglich sein die App so zu modifizieren, so dass die angeforderten Informationen nicht mehr gespeichert werden können, da diese immer wieder beim starten der App angezeigt werden.</text:p>
      <text:p text:style-name="Standard"/>
      <text:p text:style-name="P1">Liskov Substitution Principle</text:p>
      <text:p text:style-name="P2">Funktionen die Referenzen benutzen um Klassen zu gründen sollten fähig sein Objekte von abgeleiteten Klassen zu verwenden ohne diese zu kennen.</text:p>
      <text:p text:style-name="P2"/>
      <text:p text:style-name="P3">Kein Beispiel???</text:p>
      <text:p text:style-name="Standard"/>
      <text:p text:style-name="P1">Interface Segregation Principle</text:p>
      <text:p text:style-name="P2">Nutzer sollten nicht gezwungen sein Interfaces zu benutzen von denen sie kein Gebrauch haben.</text:p>
      <text:p text:style-name="Standard"/>
      <text:p text:style-name="Standard">Die App sollte unabhängig von anderen installierten Apps einwandfrei funktionieren. Die Informationen die sie anfordert sollten immer von den dafür zuständigen Systemen angefordert werden und nicht von anderen bereits installierten „HS-Apps“ geladen werden.</text:p>
      <text:p text:style-name="Standard"/>
      <text:p text:style-name="P1">Dependency Inversion Principle</text:p>
      <text:p text:style-name="P2">A. High-Level Einheiten sollten nicht von Low-Level Einheiten abhängig sein. Beide sollten von Abstraktionen abhängig sein.</text:p>
      <text:p text:style-name="Standard"/>
      <text:p text:style-name="Standard">Es gibt eine Klasse die Informationen vom POS und eine die Informationen von der HS-Terminverwaltung anfordert. Diese sollten nicht voneinander abhängig bzw. voneinander abgeleitet sein, sondern beide von einer abstrakten Basisklasse abgeleitet werden. Somit ist eine einwandfreie Funktionsweise eher gewährleistet.</text:p>
      <text:p text:style-name="Standard"/>
      <text:p text:style-name="P2">B. Abstraktionen sollten nicht von Details abhängig sein. Sondern anders herum.</text:p>
      <text:p text:style-name="Standard"/>
      <text:p text:style-name="Standard">Kein Beispiel???</text:p>
      <text:p text:style-name="Standard"/>
      <text:p text:style-name="Standard"/>
      <text:p text:style-name="Standard"/>
      <text:p text:style-name="Standard"/>
      <text:p text:style-name="Standard"/>
      <text:p text:style-name="P1"><text:soft-page-break/>Einflussfaktoren auf die Architektur</text:p>
      <text:p text:style-name="Standard"/>
      <text:p text:style-name="P1">Anwendungsart</text:p>
      <text:p text:style-name="Standard">Die Studenten-Termin-Applikation ist eindeutig eine <text:span text:style-name="T1">Einzelplatz-Anwendung</text:span><text:span text:style-name="T3">, da sie auf einem Gerät läuft und sich mehrere Studenten nacheinander einloggen und ihre individuellen Termine abrufen können. Da sie eine unabhängige App ist, ist sie eine </text:span><text:span text:style-name="T2">Stand-Alone-Anwendung</text:span><text:span text:style-name="T3">. Weiterhin ist sie unserer Meinung nach auch eine </text:span><text:span text:style-name="T1">Stapelverarbeitungs-Anwendung</text:span><text:span text:style-name="T3"> da sie automatisch nach dem einloggen die bereits gespeicherten Termine anzeigt und sie nun aktualisiert.</text:span></text:p>
      <text:p text:style-name="Standard"/>
      <text:p text:style-name="P1">Verteilungsart</text:p>
      <text:p text:style-name="Standard">Hier kommt nach unserer Meinung nur eine <text:span text:style-name="T1">Serviceorientierte Architektur</text:span> in Frage, da die Applikation weder permanent in Verbindung mit dem Server steht, noch über den Standard-Webbrowser funktioniert oder gleichberechtigte Computersysteme miteinander kommunizieren.</text:p>
      <text:p text:style-name="Standard"/>
      <text:p text:style-name="P1">Kontext des Anwendungssystem</text:p>
      <text:p text:style-name="P4">Schnittstellen???. Bei der Aktualisierung der Daten ist die App auf eine Verbindung mit dem POS und der HS-Terminverwaltung angewiesen.</text:p>
      <text:p text:style-name="Standard"/>
      <text:p text:style-name="P1">Art der softwaretechnischen Infrastruktur</text:p>
      <text:p text:style-name="Standard">Da auf bereits existierende Lösungen (POS und HS-Terminverwaltung) zugegriffen werden muss und sich diese von der Architektur her mit der App unterscheiden wird eine Heterogene Laufzeit- und Entwicklungsumgebung gewähl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14:03:00.08</meta:creation-date>
    <dc:date>2014-11-09T16:35:22.79</dc:date>
    <meta:editing-duration>PT1H31M31S</meta:editing-duration>
    <meta:editing-cycles>2</meta:editing-cycles>
    <meta:generator>LibreOffice/3.5$Windows_x86 LibreOffice_project/3215f89-f603614-ab984f2-7348103-1225a5b</meta:generator>
    <meta:document-statistic meta:table-count="0" meta:image-count="0" meta:object-count="0" meta:page-count="2" meta:paragraph-count="27" meta:word-count="445" meta:character-count="3368" meta:non-whitespace-character-count="2950"/>
  </office:meta>
</office:document-meta>
</file>